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tyle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Pictures/1000000000000CEC000009B1613EB8FB25183FC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swiss" style:font-pitch="variable"/>
    <style:font-face style:name="DejaVu Serif1" svg:font-family="'DejaVu Serif'" style:font-family-generic="roman" style:font-pitch="variable"/>
    <style:font-face style:name="DejaVu Serif2" svg:font-family="'DejaVu Serif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8">
      <style:graphic-properties draw:stroke="none" draw:fill="none" fo:min-height="11.056cm"/>
      <style:paragraph-properties style:writing-mode="lr-tb"/>
    </style:style>
    <style:style style:name="gr3" style:family="graphic" style:parent-style-name="Обычный_5f_8">
      <style:graphic-properties draw:stroke="none" draw:fill="none" fo:min-height="15.478cm"/>
      <style:paragraph-properties style:writing-mode="lr-tb"/>
    </style:style>
    <style:style style:name="gr4" style:family="graphic" style:parent-style-name="Обычный_5f_8">
      <style:graphic-properties draw:stroke="none" draw:fill="none" fo:min-height="9.75cm"/>
      <style:paragraph-properties style:writing-mode="lr-tb"/>
    </style:style>
    <style:style style:name="gr5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6" style:family="graphic" style:parent-style-name="Обычный_5f_8">
      <style:graphic-properties draw:stroke="none" draw:fill="none" fo:min-height="8.856cm"/>
      <style:paragraph-properties style:writing-mode="lr-tb"/>
    </style:style>
    <style:style style:name="gr7" style:family="graphic" style:parent-style-name="Обычный_5f_8">
      <style:graphic-properties draw:stroke="none" draw:fill="none" fo:min-height="11.55cm"/>
      <style:paragraph-properties style:writing-mode="lr-tb"/>
    </style:style>
    <style:style style:name="gr8" style:family="graphic" style:parent-style-name="Обычный_5f_8">
      <style:graphic-properties draw:stroke="none" draw:fill="none" fo:min-height="14.35cm"/>
      <style:paragraph-properties style:writing-mode="lr-tb"/>
    </style:style>
    <style:style style:name="gr9" style:family="graphic" style:parent-style-name="standard">
      <style:graphic-properties draw:stroke="none" draw:fill="none" fo:min-height="15.157cm"/>
      <style:paragraph-properties style:writing-mode="lr-tb"/>
    </style:style>
    <style:style style:name="gr10" style:family="graphic" style:parent-style-name="standard" style:list-style-name="L2">
      <style:graphic-properties draw:stroke="none" draw:fill="none" fo:min-height="12.592cm"/>
      <style:paragraph-properties style:writing-mode="lr-tb"/>
    </style:style>
    <style:style style:name="gr11" style:family="graphic" style:parent-style-name="Обычный_5f_2_5f_2_5f_1">
      <style:graphic-properties draw:stroke="none" draw:fill="none" fo:min-height="13.302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3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 fo:text-align="start"/>
    </style:style>
    <style:style style:name="P10" style:family="paragraph">
      <loext:graphic-properties draw:fill="none"/>
      <style:paragraph-properties fo:margin-top="0.42cm" fo:margin-bottom="0.35cm"/>
      <style:text-properties style:font-name="Droid Sans Mono1" fo:font-size="14pt" style:font-size-asian="14pt" style:font-size-complex="14pt"/>
    </style:style>
    <style:style style:name="P11" style:family="paragraph">
      <style:paragraph-properties fo:margin-left="0cm" fo:margin-right="0cm" fo:margin-top="0.42cm" fo:margin-bottom="0.35cm" fo:line-height="100%" fo:text-indent="0cm"/>
    </style:style>
    <style:style style:name="P12" style:family="paragraph">
      <loext:graphic-properties draw:fill="none"/>
      <style:paragraph-properties fo:margin-left="0cm" fo:margin-right="0cm" fo:margin-top="0.42cm" fo:margin-bottom="0.35cm" fo:line-height="100%" fo:text-indent="0cm"/>
      <style:text-properties style:font-name="Droid Sans Mono1" fo:font-size="14pt" style:font-size-asian="14pt" style:font-size-complex="14pt"/>
    </style:style>
    <style:style style:name="P13" style:family="paragraph">
      <loext:graphic-properties draw:fill="none"/>
      <style:text-properties style:font-name="Droid Sans Mono1"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style:text-underline-style="none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6pt" fo:font-style="italic" style:font-size-asian="16pt" style:font-style-asian="italic" style:font-size-complex="16pt" style:font-style-complex="italic"/>
    </style:style>
    <style:style style:name="T14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5" style:family="text">
      <style:text-properties style:font-name="Droid Sans Mono1" fo:font-size="20pt" fo:font-weight="bold" style:font-size-asian="20pt" style:font-weight-asian="bold" style:font-size-complex="20pt" style:font-weight-complex="bold"/>
    </style:style>
    <style:style style:name="T16" style:family="text">
      <style:text-properties style:font-name="Droid Sans Mono1" fo:font-size="14pt" style:font-size-asian="14pt" style:font-size-complex="14pt"/>
    </style:style>
    <style:style style:name="T17" style:family="text">
      <style:text-properties style:font-name="Droid Sans Mono1" fo:font-size="14pt" fo:font-weight="bold" style:font-size-asian="14pt" style:font-weight-asian="bold" style:font-size-complex="14pt" style:font-weight-complex="bold"/>
    </style:style>
    <style:style style:name="T18" style:family="text">
      <style:text-properties style:font-name="Droid Sans Mono1" fo:font-size="22pt" fo:font-weight="bold" style:font-size-asian="22pt" style:font-weight-asian="bold" style:font-size-complex="22pt" style:font-weight-complex="bold"/>
    </style:style>
    <style:style style:name="T19" style:family="text">
      <style:text-properties style:font-name="Droid Sans Mono1" fo:font-size="16pt" style:font-size-asian="16pt" style:font-size-complex="16pt"/>
    </style:style>
    <style:style style:name="T20" style:family="text">
      <style:text-properties style:font-name="Droid Sans Mono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style:font-name="Droid Sans Mono1" fo:font-size="16pt" style:text-underline-style="none" style:font-size-asian="16pt" style:font-size-complex="16pt"/>
    </style:style>
    <style:style style:name="T22" style:family="text">
      <style:text-properties style:font-name="Droid Sans Mono1" fo:font-size="16pt" style:text-underline-style="solid" style:text-underline-width="auto" style:text-underline-color="font-color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атическая обработка текстов на естественном языке. </text:span></text:p>
            <text:p><text:span text:style-name="T1">Тематическое моделирование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2.4cm" svg:height="1.339cm" svg:x="1.4cm" svg:y="1.931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2" draw:text-style-name="P3" draw:layer="layout" svg:width="17.846cm" svg:height="11.306cm" svg:x="3cm" svg:y="5.094cm">
          <draw:text-box>
            <text:p><text:span text:style-name="T1">Тематическое моделирование</text:span></text:p>
            <text:p/>
            <text:p/>
            <text:p>автоматическое извлечение тем из набора текстов</text:p>
            <text:p/>
            <text:p>наборы ключевых слов 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2.4cm" svg:height="1.339cm" svg:x="1.4cm" svg:y="1.931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3" draw:text-style-name="P3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5">W</text:span> - конечное множество слов</text:p>
            <text:p><text:span text:style-name="T5">D</text:span> - конечное множество документов</text:p>
            <text:p><text:span text:style-name="T5">T</text:span> - конечное множество тем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2.4cm" svg:height="1.339cm" svg:x="1.4cm" svg:y="1.931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3" draw:text-style-name="P3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5">W</text:span> - конечное множество слов</text:p>
            <text:p><text:span text:style-name="T5">D</text:span> - конечное множество документов</text:p>
            <text:p><text:span text:style-name="T5">T</text:span> - конечное множество тем</text:p>
            <text:p/>
            <text:p>слово <text:span text:style-name="T5">w</text:span> в документе <text:span text:style-name="T5">d</text:span> связано с темой <text:span text:style-name="T5">t</text:span></text:p>
            <text:p/>
            <text:p><text:span text:style-name="T5">D x W x T</text:span> - дискретное вероятностное пространство</text:p>
            <text:p/>
            <text:p>порядок слов в документе не важен</text:p>
            <text:p/>
            <text:p><text:span text:style-name="T5">d, w</text:span> - наблюдаемые, <text:span text:style-name="T5">t</text:span> - скрытая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2.4cm" svg:height="1.339cm" svg:x="1.4cm" svg:y="1.931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3" draw:text-style-name="P3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5">W</text:span> - конечное множество слов</text:p>
            <text:p><text:span text:style-name="T5">D</text:span> - конечное множество документов</text:p>
            <text:p><text:span text:style-name="T5">T</text:span> - конечное множество тем</text:p>
            <text:p/>
            <text:p><text:span text:style-name="T6">слово w в документе d связано с темой t</text:span></text:p>
            <text:p/>
            <text:p><text:span text:style-name="T5">D x W x T</text:span> - дискретное вероятностное пространство</text:p>
            <text:p/>
            <text:p>порядок слов в документе не важен</text:p>
            <text:p/>
            <text:p><text:span text:style-name="T5">d, w</text:span> - наблюдаемые, <text:span text:style-name="T5">t</text:span> - скрытая</text:p>
            <text:p/>
            <text:p><text:span text:style-name="T7">гипотеза независимости</text:span> <text:span text:style-name="T5">p(w|d,t)=p(w|t) </text:span></text:p>
            <text:p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2.4cm" svg:height="1.339cm" svg:x="1.4cm" svg:y="1.931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3" draw:text-style-name="P3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5">W</text:span> - конечное множество слов</text:p>
            <text:p><text:span text:style-name="T5">D</text:span> - конечное множество документов</text:p>
            <text:p><text:span text:style-name="T5">T</text:span> - конечное множество тем</text:p>
            <text:p/>
            <text:p>слово <text:span text:style-name="T5">w</text:span> в документе <text:span text:style-name="T5">d</text:span> связано с темой <text:span text:style-name="T5">t</text:span></text:p>
            <text:p/>
            <text:p><text:span text:style-name="T5">D x W x T</text:span> - дискретное вероятностное пространство</text:p>
            <text:p/>
            <text:p>порядок слов в документе не важен</text:p>
            <text:p/>
            <text:p><text:span text:style-name="T5">d, w</text:span> - наблюдаемые, <text:span text:style-name="T5">t</text:span> - скрытая</text:p>
            <text:p/>
            <text:p><text:span text:style-name="T7">гипотеза независимости</text:span> <text:span text:style-name="T5">p(w|d,t)=p(w|t) </text:span></text:p>
            <text:p><text:span text:style-name="T5"/></text:p>
            <text:p><text:span text:style-name="T8">гипотеза разреженности</text:span><text:span text:style-name="T5"> - документ d и термин w связаны с небольшим числом тем t, значительная часть вероятностей p(t|d) и p(w |t) должна обращаться в нуль.</text:span>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2.4cm" svg:height="1.339cm" svg:x="1.4cm" svg:y="1.931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4" draw:text-style-name="P3" draw:layer="layout" svg:width="25.2cm" svg:height="10cm" svg:x="0.8cm" svg:y="3.8cm">
          <draw:text-box>
            <text:p><text:span text:style-name="T1">Тематическое моделирование</text:span></text:p>
            <text:p/>
            <text:p>слово <text:span text:style-name="T5">w</text:span> в документе <text:span text:style-name="T5">d</text:span> связано с темой <text:span text:style-name="T5">t</text:span></text:p>
            <text:p/>
            <text:p><text:span text:style-name="T5">d, w</text:span> - наблюдаемые, <text:span text:style-name="T5">t</text:span> - скрытая</text:p>
            <text:p/>
            <text:p><text:span text:style-name="T7">гипотеза независимости</text:span> <text:span text:style-name="T5">p(w|d,t)=p(w|t) </text:span></text:p>
            <text:p><text:span text:style-name="T5"/></text:p>
            <text:p><text:span text:style-name="T8">гипотеза разреженности</text:span><text:span text:style-name="T5"> - документ d и термин w связаны с небольшим числом тем t, значительная часть вероятностей p(t|d) и p(w |t) должна обращаться в нуль.</text:span></text:p>
            <text:p/>
            <text:p><text:span text:style-name="T9"><text:s text:c="8"/></text:span><text:span text:style-name="T7">тематическая модель:</text:span></text:p>
          </draw:text-box>
        </draw:frame>
        <draw:frame draw:style-name="gr5" draw:text-style-name="P5" draw:layer="layout" svg:width="9.142cm" svg:height="1.603cm" svg:x="7.658cm" svg:y="14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2.4cm" svg:height="1.339cm" svg:x="1.4cm" svg:y="1.931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6" draw:text-style-name="P7" draw:layer="layout" svg:width="21cm" svg:height="9.106cm" svg:x="1cm" svg:y="4.094cm">
          <draw:text-box>
            <text:p><text:span text:style-name="T10">Тематическое моделирование</text:span></text:p>
            <text:p><text:span text:style-name="T11"/></text:p>
            <text:p><text:span text:style-name="T11">Выполняем частотный анализ (TF)</text:span></text:p>
            <text:p><text:span text:style-name="T11"/></text:p>
            <text:p><text:span text:style-name="T11">матрица <text:s/>частот употребления слова w в документе d</text:span></text:p>
            <text:p text:style-name="P6"><text:span text:style-name="T11"><text:s text:c="23"/></text:span></text:p>
            <text:p text:style-name="P6"><text:span text:style-name="T11"><text:s text:c="24"/></text:span><text:span text:style-name="T11">[ слова x документы ] </text:span></text:p>
            <text:p><text:span text:style-name="T11"/></text:p>
            <text:p><text:span text:style-name="T11"/></text:p>
            <text:p text:style-name="P6"><text:span text:style-name="T12">вероятность p(w|d) </text:span><text:span text:style-name="T11"><text:s text:c="2"/>"слово w принадлежит документу d".</text:span></text:p>
            <text:p><text:span text:style-name="T11">можно оценивать как частоту слова</text:span></text:p>
            <text:p><text:span text:style-name="T11"><text:s text:c="3"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2.4cm" svg:height="1.339cm" svg:x="1.4cm" svg:y="1.93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7" draw:text-style-name="P7" draw:layer="layout" svg:width="21.8cm" svg:height="11.8cm" svg:x="0.8cm" svg:y="4cm">
          <draw:text-box>
            <text:p><text:span text:style-name="T10">Тематическое моделирование</text:span></text:p>
            <text:p><text:span text:style-name="T11"/></text:p>
            <text:p><text:span text:style-name="T11">разложение частотной матрицы </text:span></text:p>
            <text:p><text:span text:style-name="T11"/></text:p>
            <text:p text:style-name="P6"><text:span text:style-name="T11"><text:s text:c="4"/></text:span><text:span text:style-name="T11">[ слова x документы ] = [ слова х темы ] * [ темы х документы ]</text:span></text:p>
            <text:p><text:span text:style-name="T11"/></text:p>
            <text:p><text:span text:style-name="T11"><text:s text:c="19"/></text:span></text:p>
            <text:p><text:span text:style-name="T11"><text:s text:c="23"/></text:span><text:span text:style-name="T13">p(w|d) = p(w|t) ⋅ p(t|d)</text:span></text:p>
            <text:p><text:span text:style-name="T11"/></text:p>
            <text:p><text:span text:style-name="T11"/></text:p>
            <text:p><text:span text:style-name="T11">p(w|t) - матрица с описанием тем [ слова х темы ] </text:span></text:p>
            <text:p><text:span text:style-name="T11"><text:s text:c="12"/></text:span><text:span text:style-name="T11">или оценки вероятностей <text:s/>"слово w принадлежит теме t",</text:span></text:p>
            <text:p><text:span text:style-name="T11"><text:s text:c="3"/></text:span></text:p>
            <text:p><text:span text:style-name="T11"/></text:p>
            <text:p><text:span text:style-name="T11"/></text:p>
            <text:p><text:span text:style-name="T11">p(t|d) - матрица [ темы х документы ], </text:span></text:p>
            <text:p><text:span text:style-name="T12"><text:s text:c="12"/></text:span><text:span text:style-name="T12">или </text:span><text:span text:style-name="T11">оценки вероятностей "тема t описывает документ d"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2.4cm" svg:height="1.339cm" svg:x="1.4cm" svg:y="1.93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8" draw:text-style-name="P7" draw:layer="layout" svg:width="26.224cm" svg:height="14.6cm" svg:x="0.776cm" svg:y="3.8cm">
          <draw:text-box>
            <text:p><text:span text:style-name="T10">Тематическое моделирование</text:span></text:p>
            <text:p><text:span text:style-name="T11"><text:s/></text:span></text:p>
            <text:p><text:span text:style-name="T11">разложение частотной матрицы </text:span></text:p>
            <text:p><text:span text:style-name="T11"/></text:p>
            <text:p><text:span text:style-name="T11"/></text:p>
            <text:p text:style-name="P6"><text:span text:style-name="T11"><text:s text:c="7"/></text:span><text:span text:style-name="T13">[ слова x документы ] = [ слова х темы ] * [ темы х документы ]</text:span></text:p>
            <text:p text:style-name="P6"><text:span text:style-name="T11"><text:s text:c="19"/></text:span></text:p>
            <text:p><text:span text:style-name="T11"><text:s text:c="29"/></text:span><text:span text:style-name="T13">p(w|d) = p(w|t) ⋅ p(t|d)</text:span></text:p>
            <text:p><text:span text:style-name="T13"/></text:p>
            <text:p><text:span text:style-name="T11"/></text:p>
            <text:p text:style-name="P6"><text:span text:style-name="T10">задача стохастического матричного разложения</text:span></text:p>
            <text:p><text:span text:style-name="T11"/></text:p>
            <text:p><text:span text:style-name="T10">стохастическая матрица</text:span><text:span text:style-name="T11"> — неотрицательная, сумма любого столбца/строки = 1</text:span></text:p>
            <text:p><text:span text:style-name="T11"/></text:p>
            <text:p><text:span text:style-name="T14">методы решения </text:span></text:p>
            <text:p><text:span text:style-name="T11"/></text:p>
            <text:p><text:span text:style-name="T11">PLSA - <text:s/>probabilistic latent semantic analysis</text:span></text:p>
            <text:p><text:span text:style-name="T11"/></text:p>
            <text:p><text:span text:style-name="T11">LDA - latent Dirihlet allocation / латентное размещение Дирихле</text:span></text:p>
            <text:p><text:span text:style-name="T11"/></text:p>
            <text:p><text:span text:style-name="T11">NMF - non-negative matrix factorization / неотрицательная матричная факторизация</text:span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2.4cm" svg:height="1.339cm" svg:x="1.4cm" svg:y="1.93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9" draw:text-style-name="P10" draw:layer="layout" svg:width="24.8cm" svg:height="15.407cm" svg:x="2cm" svg:y="3.993cm">
          <draw:text-box>
            <text:p text:style-name="P8"><text:span text:style-name="T15">примеры текстов</text:span></text:p>
            <text:p text:style-name="P8"><text:span text:style-name="T16">Около 18 тысяч человек покинули подконтрольные боевикам районы Алеппо За минувшие сутки из подконтрольных боевикам районов сирийского города Алеппо было выведено около 17,971 тысячи жителей, в их числе 7,542 тысячи детей. Об этом в субботу, 10 декабря, сообщает ТАСС со ссылкой на российский Центр примирения враждующих сторон в Арабской Республике.</text:span></text:p>
            <text:p text:style-name="P8"><text:span text:style-name="T16"/></text:p>
            <text:p text:style-name="P9"><text:span text:style-name="T16">Лидер Радикальной партии Украины Олег Ляшко назвал Надежду Савченко госизменницей. Политик призвал лишить наводчицу мандата народного депутата "То, что сейчас чудит Савченко, — это государственная измена. За подобные действия ей надо немедленно запретить доступ к государственной тайне, отозвать из ПАСЕ и лишить мандата народного депутата Украины", — написал Ляшко на странице в Facebook.</text:span></text:p>
            <text:p text:style-name="P9"><text:span text:style-name="T16"/></text:p>
            <text:p text:style-name="P9"><text:span text:style-name="T16">Финальная распродажа! Chery Tiggo от 19990 руб (199,9 млн) «Китайские автомобили» объявляют финальную распродажу популярных кроссоверов Chery Tiggo FL! На автомобили в максимальной комплектации установлена специальная цена 19 990 рублей (199,9 млн). Количество автомобилей ограничено!</text:span></text:p>
            <text:p text:style-name="P9"><text:span text:style-name="T16"/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2.4cm" svg:height="1.339cm" svg:x="1.4cm" svg:y="1.93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10" draw:text-style-name="P12" draw:layer="layout" svg:width="23.654cm" svg:height="12.842cm" svg:x="1.346cm" svg:y="4.8cm">
          <draw:text-box>
            <text:p text:style-name="P11"><text:span text:style-name="T17">Темы и ключевые слова</text:span></text:p>
            <text:p text:style-name="P11"><text:span text:style-name="T16">Тема 0: рублей млн компания компании млрд модели долларов</text:span></text:p>
            <text:p text:style-name="P8"><text:span text:style-name="T16">Тема 1: трамп сша трампа дональд президент избранный президента</text:span></text:p>
            <text:p text:style-name="P8"><text:span text:style-name="T16">Тема 2: by tut декабря фото беларуси ноября беларусь</text:span></text:p>
            <text:p text:style-name="P8"><text:span text:style-name="T16">Тема 3: дтп водитель результате мвд области происшествия аварии</text:span></text:p>
            <text:p text:style-name="P8"><text:span text:style-name="T16">Тема 4: савченко украины надежда заявила партии лидер действия</text:span></text:p>
            <text:p text:style-name="P8"><text:span text:style-name="T16">Тема 5: народов севера коренных малочисленных края фестиваль июля</text:span></text:p>
            <text:p text:style-name="P8"><text:span text:style-name="T16">Тема 6: ученые университета специалисты исследователи жизни часов человека</text:span></text:p>
            <text:p text:style-name="P8"><text:span text:style-name="T16">Тема 7: flash adobe player javascript браузер проигрывателя html5</text:span></text:p>
            <text:p text:style-name="P8"><text:span text:style-name="T16">Тема 8: россии путин рф президент заявил глава президента</text:span></text:p>
            <text:p text:style-name="P8"><text:span text:style-name="T16">Тема 9: динамо матче чемпионата очков матча лиги шахте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11" draw:text-style-name="P13" draw:layer="layout" svg:width="25.8cm" svg:height="13.552cm" svg:x="1.4cm" svg:y="4.6cm">
          <draw:text-box>
            <text:p><text:span text:style-name="T18">Литература</text:span></text:p>
            <text:p><text:span text:style-name="T19"/></text:p>
            <text:p><text:span text:style-name="T19">git clone </text:span><text:span text:style-name="T20"><text:a xlink:href="https://github.com/mechanoid5/ml_lectorium" xlink:type="simple">https://github.com/mechanoid5/ml_lectorium</text:a></text:span></text:p>
            <text:p text:style-name="P6"><text:span text:style-name="T20"/></text:p>
            <text:p><text:span text:style-name="T19"/></text:p>
            <text:p><text:span text:style-name="T19">К.В. Воронцов <text:s/>Вероятностные тематические модели коллекций текстовых документов. <text:s/></text:span></text:p>
            <text:p><text:span text:style-name="T19"/></text:p>
            <text:p><text:span text:style-name="T19">Евгений Борисов <text:s text:c="2"/>Автоматизированная обработка текстов на естественном языке, с использованием инструментов языка </text:span><text:span text:style-name="T21">Python </text:span></text:p>
            <text:p><text:span text:style-name="T21"><text:a xlink:href="http://mechanoid.su/ml-text-proc.html" xlink:type="simple">http://mechanoid.su/ml-text-proc.html</text:a></text:span></text:p>
            <text:p><text:span text:style-name="T21"/></text:p>
            <text:p><text:span text:style-name="T21"/></text:p>
            <text:p text:style-name="P6"><text:span text:style-name="T21">Евгений Борисов <text:s text:c="2"/>О задаче определения темы текста на естественном языке</text:span></text:p>
            <text:p text:style-name="P6"><text:span text:style-name="T21"><text:a xlink:href="http://mechanoid.su/ml-topic-modeling.html" xlink:type="simple">http://mechanoid.su/ml-topic-modeling.html</text:a></text:span></text:p>
            <text:p text:style-name="P6"><text:span text:style-name="T21"/></text:p>
            <text:p><text:span text:style-name="T22"/></text:p>
            <text:p><text:span text:style-name="T21">Sebastian Raschka Python Machine Learning - Packt Publishing Ltd, 2015</text:span></text:p>
          </draw:text-box>
        </draw:frame>
        <draw:frame presentation:style-name="pr3" draw:layer="layout" svg:width="22.4cm" svg:height="1.339cm" svg:x="1.4cm" svg:y="1.93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swiss" style:font-pitch="variable"/>
    <style:font-face style:name="DejaVu Serif1" svg:font-family="'DejaVu Serif'" style:font-family-generic="roman" style:font-pitch="variable"/>
    <style:font-face style:name="DejaVu Serif2" svg:font-family="'DejaVu Serif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1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loext:color-lum-mod="100%" loext:color-lum-off="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3-05-23T15:23:16.511512184</dc:date>
    <meta:editing-duration>P2DT15H36M41S</meta:editing-duration>
    <meta:editing-cycles>656</meta:editing-cycles>
    <meta:generator>LibreOffice/7.5.3.2$Linux_X86_64 LibreOffice_project/50$Build-2</meta:generator>
    <meta:document-statistic meta:object-count="85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w</mi>
              <mo stretchy="false">|</mo>
              <mi>d</mi>
            </mrow>
          </mrow>
          <mo fence="true" stretchy="false">)</mo>
        </mrow>
        <mo stretchy="false">=</mo>
        <mrow>
          <munder>
            <mo stretchy="false">∑</mo>
            <mi>t</mi>
          </munder>
          <mi>p</mi>
        </mrow>
      </mrow>
      <mrow>
        <mo fence="true" stretchy="false">(</mo>
        <mrow>
          <mrow>
            <mi>w</mi>
            <mo stretchy="false">|</mo>
            <mi>t</mi>
          </mrow>
        </mrow>
        <mo fence="true" stretchy="false">)</mo>
      </mrow>
      <mi>p</mi>
      <mrow>
        <mo fence="true" stretchy="false">(</mo>
        <mrow>
          <mrow>
            <mi>t</mi>
            <mo stretchy="false">|</mo>
            <mi>d</mi>
          </mrow>
        </mrow>
        <mo fence="true" stretchy="false">)</mo>
      </mrow>
    </mrow>
    <annotation encoding="StarMath 5.0">p(w mline d) = sum csub t p(w mline t) p(t mline d)</annotation>
  </semantics>
</math>
</file>